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left" fo:keep-with-next="auto"/>
    </style:style>
    <style:style style:name="Table1.A" style:family="table-column">
      <style:table-column-properties style:column-width="2.2715in"/>
    </style:style>
    <style:style style:name="Table1.B" style:family="table-column">
      <style:table-column-properties style:column-width="3.334in"/>
    </style:style>
    <style:style style:name="Table1.C" style:family="table-column">
      <style:table-column-properties style:column-width="1.3194in"/>
    </style:style>
    <style:style style:name="Table1.1" style:family="table-row">
      <style:table-row-properties style:min-row-height="0.75in"/>
    </style:style>
    <style:style style:name="Table1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Table1.A10" style:family="table-cell">
      <style:table-cell-properties style:vertical-align="middle" fo:padding-left="0.125in" fo:padding-right="0.125in" fo:padding-top="0.0833in" fo:padding-bottom="0.0833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</style:style>
    <style:style style:name="P2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fo:font-weight="bold" loext:padding="0in" loext:border="none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officeooo:paragraph-rsid="00050288" loext:padding="0in" loext:border="none"/>
    </style:style>
    <style:style style:name="P4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loext:padding="0in" loext:border="none"/>
    </style:style>
    <style:style style:name="P5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officeooo:paragraph-rsid="0005667d" loext:padding="0in" loext:border="none"/>
    </style:style>
    <style:style style:name="P6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fo:language="el" fo:country="GR" fo:font-style="normal" officeooo:rsid="0005667d" officeooo:paragraph-rsid="0005667d" style:font-style-asian="normal" style:font-style-complex="normal" loext:padding="0in" loext:border="none"/>
    </style:style>
    <style:style style:name="P7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T1" style:family="text">
      <style:text-properties fo:color="#1f1f1f" loext:opacity="100%" style:font-name="Google Sans Text" loext:padding="0in" loext:border="none"/>
    </style:style>
    <style:style style:name="T2" style:family="text">
      <style:text-properties fo:language="en" fo:country="US" officeooo:rsid="00050288"/>
    </style:style>
    <style:style style:name="T3" style:family="text">
      <style:text-properties fo:language="el" fo:country="GR" officeooo:rsid="0005028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5667d"/>
    </style:style>
    <style:style style:name="T6" style:family="text">
      <style:text-properties fo:language="el" fo:country="GR" officeooo:rsid="0005667d"/>
    </style:style>
    <style:style style:name="T7" style:family="text">
      <style:text-properties fo:language="el" fo:country="GR" fo:font-style="italic" officeooo:rsid="00050288" style:font-style-asian="italic" style:font-style-complex="italic"/>
    </style:style>
    <style:style style:name="T8" style:family="text">
      <style:text-properties fo:language="el" fo:country="GR" fo:font-style="italic" officeooo:rsid="0005667d" style:font-style-asian="italic" style:font-style-complex="italic"/>
    </style:style>
    <style:style style:name="T9" style:family="text">
      <style:text-properties fo:language="el" fo:country="GR" fo:font-weight="bold" officeooo:rsid="00050288" style:font-weight-asian="bold" style:font-weight-complex="bold"/>
    </style:style>
    <style:style style:name="T10" style:family="text">
      <style:text-properties fo:language="en" fo:country="US" officeooo:rsid="0005667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"><text:span text:style-name="Strong_20_Emphasis"><text:span text:style-name="T1">Υλικό</text:span></text:span></text:p>
            </table:table-cell>
            <table:table-cell table:style-name="Table1.A1" office:value-type="string">
              <text:p text:style-name="P1"><text:span text:style-name="Strong_20_Emphasis"><text:span text:style-name="T1">Περιγραφή / Χρήση</text:span></text:span></text:p>
            </table:table-cell>
            <table:table-cell table:style-name="Table1.A1" office:value-type="string">
              <text:p text:style-name="P1"><text:span text:style-name="Strong_20_Emphasis"><text:span text:style-name="T1">Εκτιμώμενο Κόστος</text:span></text:span></text:p>
            </table:table-cell>
          </table:table-row>
        </table:table-header-rows>
        <table:table-row>
          <table:table-cell table:style-name="Table1.A1" office:value-type="string">
            <text:p text:style-name="P2"><text:span text:style-name="T2">Arduino Uno (Ard:Icon) </text:span><text:span text:style-name="T3">ή </text:span>ESP32 DevKit</text:p>
          </table:table-cell>
          <table:table-cell table:style-name="Table1.A1" office:value-type="string">
            <text:p text:style-name="P3">Ο "<text:span text:style-name="T4">εγκέφαλος</text:span>". <text:span text:style-name="T5">To ESP32 </text:span>Διαθέτει Wi-Fi/Bluetooth για μελλοντικές επεκτάσεις. <text:span text:style-name="T5">To Ard:Icon </text:span><text:span text:style-name="T6">υ</text:span><text:span text:style-name="T7">πάρχ</text:span><text:span text:style-name="T8">ει</text:span><text:span text:style-name="T7"> στα κιτ ρομποτικής σε όλα τα σχολεία.</text:span></text:p>
          </table:table-cell>
          <table:table-cell table:style-name="Table1.A1" office:value-type="string">
            <text:p text:style-name="P4"><text:span text:style-name="T3">0</text:span>€ - 10€</text:p>
          </table:table-cell>
        </table:table-row>
        <table:table-row>
          <table:table-cell table:style-name="Table1.A1" office:value-type="string">
            <text:p text:style-name="P2">WS2812B LED Strip (5m/300 LEDs)</text:p>
          </table:table-cell>
          <table:table-cell table:style-name="Table1.A1" office:value-type="string">
            <text:p text:style-name="P4"><text:span text:style-name="T4">Ταινία LED </text:span>(θα χρειαστούμε ~2-3 μέτρα για πυκνή διάταξη).</text:p>
          </table:table-cell>
          <table:table-cell table:style-name="Table1.A1" office:value-type="string">
            <text:p text:style-name="P4">15€ - 20€</text:p>
          </table:table-cell>
        </table:table-row>
        <table:table-row>
          <table:table-cell table:style-name="Table1.A1" office:value-type="string">
            <text:p text:style-name="P2">MAX9814 Microphone Module</text:p>
          </table:table-cell>
          <table:table-cell table:style-name="Table1.A1" office:value-type="string">
            <text:p text:style-name="P4"><text:span text:style-name="T4">Αισθητήρας ήχου</text:span> με αυτόματο έλεγχο ενίσχυσης (πιο ακριβής από τους απλούς). <text:span text:style-name="T7">Υπάρχουν στα κιτ ρομποτικής σε όλα τα σχολεία.</text:span></text:p>
          </table:table-cell>
          <table:table-cell table:style-name="Table1.A1" office:value-type="string">
            <text:p text:style-name="P4"><text:span text:style-name="T3">0</text:span>€ - <text:span text:style-name="T3">5</text:span>€</text:p>
          </table:table-cell>
        </table:table-row>
        <table:table-row>
          <table:table-cell table:style-name="Table1.A1" office:value-type="string">
            <text:p text:style-name="P2">HC-SR04 Ultrasonic Sensor</text:p>
          </table:table-cell>
          <table:table-cell table:style-name="Table1.A1" office:value-type="string">
            <text:p text:style-name="P3"><text:span text:style-name="T4">Αισθητήρας υπερήχων</text:span> για την ανίχνευση κίνησης/απόστασης χεριού. <text:s/><text:span text:style-name="T7">Υπάρχουν στα κιτ ρομποτικής σε όλα τα σχολεία.</text:span></text:p>
          </table:table-cell>
          <table:table-cell table:style-name="Table1.A1" office:value-type="string">
            <text:p text:style-name="P4"><text:span text:style-name="T3">0</text:span>€ - <text:span text:style-name="T3">4</text:span>€</text:p>
          </table:table-cell>
        </table:table-row>
        <table:table-row>
          <table:table-cell table:style-name="Table1.A1" office:value-type="string">
            <text:p text:style-name="P2">Τροφοδοτικό 5V 10A</text:p>
          </table:table-cell>
          <table:table-cell table:style-name="Table1.A1" office:value-type="string">
            <text:p text:style-name="P4">Για την <text:span text:style-name="T4">ασφαλή τροφοδοσία</text:span> των πολλών LED.</text:p>
          </table:table-cell>
          <table:table-cell table:style-name="Table1.A1" office:value-type="string">
            <text:p text:style-name="P4">12€ - 15€</text:p>
          </table:table-cell>
        </table:table-row>
        <table:table-row>
          <table:table-cell table:style-name="Table1.A1" office:value-type="string">
            <text:p text:style-name="P2">Plexiglass (Γαλακτερό)</text:p>
          </table:table-cell>
          <table:table-cell table:style-name="Table1.A1" office:value-type="string">
            <text:p text:style-name="P5">Φύλλο 60x60 εκ. για τη διάχυση του φωτός (<text:span text:style-name="T4">diffuser</text:span>). (μπορεί να γίνει από <text:span text:style-name="T4">ανακυκλ</text:span><text:span text:style-name="T9">ώσιμα</text:span><text:span text:style-name="T3"> / </text:span><text:span text:style-name="T9">επαναχρησιμοποιοούμενα</text:span><text:span text:style-name="T3"> υλικά</text:span>)</text:p>
          </table:table-cell>
          <table:table-cell table:style-name="Table1.A1" office:value-type="string">
            <text:p text:style-name="P4"><text:span text:style-name="T6">0€ - </text:span>15€</text:p>
          </table:table-cell>
        </table:table-row>
        <table:table-row>
          <table:table-cell table:style-name="Table1.A1" office:value-type="string">
            <text:p text:style-name="P2">Ξυλεία / Πλαίσιο</text:p>
          </table:table-cell>
          <table:table-cell table:style-name="Table1.A1" office:value-type="string">
            <text:p text:style-name="P4">Κόντρα πλακέ ή πηχάκια για το κουτί (μπορεί να γίνει από <text:span text:style-name="T4">ανακυκλ</text:span><text:span text:style-name="T9">ώσιμα</text:span><text:span text:style-name="T3"> / </text:span><text:span text:style-name="T9">επαναχρησιμοποιοούμενα</text:span><text:span text:style-name="T3"> υλικά</text:span>).</text:p>
          </table:table-cell>
          <table:table-cell table:style-name="Table1.A1" office:value-type="string">
            <text:p text:style-name="P4">0€</text:p>
          </table:table-cell>
        </table:table-row>
        <table:table-row>
          <table:table-cell table:style-name="Table1.A1" office:value-type="string">
            <text:p text:style-name="P2">Διάφορα (Καλώδια, Jumper wires, Breadboard)</text:p>
          </table:table-cell>
          <table:table-cell table:style-name="Table1.A1" office:value-type="string">
            <text:p text:style-name="P3">Για τις συνδέσεις και τη σταθεροποίηση. <text:s/><text:span text:style-name="T7">Υπάρχουν στα κιτ ρομποτικής σε όλα τα σχολεία.</text:span></text:p>
          </table:table-cell>
          <table:table-cell table:style-name="Table1.A1" office:value-type="string">
            <text:p text:style-name="P3"><text:span text:style-name="T3">2€-</text:span>5€</text:p>
          </table:table-cell>
        </table:table-row>
        <table:table-row>
          <table:table-cell table:style-name="Table1.A10" office:value-type="string">
            <text:p text:style-name="P2"><text:span text:style-name="T10">3D printed parts</text:span></text:p>
          </table:table-cell>
          <table:table-cell table:style-name="Table1.A10" office:value-type="string">
            <text:p text:style-name="P6">Θα τυπώσουμε στον <text:span text:style-name="T11">3D printer </text:span><text:span text:style-name="T4">εκτυπωτή</text:span> του σχολείου μας τα <text:span text:style-name="T12">parts </text:span>που θα χρειαστούν και θα παρέχουμε τα <text:span text:style-name="T12">3d models </text:span>στο <text:span text:style-name="T12">github</text:span></text:p>
          </table:table-cell>
          <table:table-cell table:style-name="Table1.A10" office:value-type="string">
            <text:p text:style-name="P3"><text:span text:style-name="T10">0</text:span><text:span text:style-name="T3">€-</text:span><text:span text:style-name="T10">1</text:span>€</text:p>
          </table:table-cell>
        </table:table-row>
        <table:table-row>
          <table:table-cell table:style-name="Table1.A1" office:value-type="string">
            <text:p text:style-name="P2">Σύνολο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">~<text:span text:style-name="T6">29</text:span>€ - <text:span text:style-name="T3">7</text:span><text:span text:style-name="T10">5</text:span>€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3T12:49:44.893987200</meta:creation-date>
    <dc:date>2026-01-23T13:02:04.090097400</dc:date>
    <meta:editing-duration>PT12M20S</meta:editing-duration>
    <meta:editing-cycles>2</meta:editing-cycles>
    <meta:generator>LibreOffice/25.2.7.2$Windows_X86_64 LibreOffice_project/5cbfd1ab6520636bb5f7b99185aa69bd7456825d</meta:generator>
    <meta:document-statistic meta:table-count="1" meta:image-count="0" meta:object-count="0" meta:page-count="2" meta:paragraph-count="32" meta:word-count="201" meta:character-count="1242" meta:non-whitespace-character-count="1071"/>
  </office:meta>
</office:document-meta>
</file>